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71211"/>
    </style:style>
    <style:style style:name="P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71211" style:font-size-asian="12pt" style:font-size-complex="12pt"/>
    </style:style>
    <style:style style:name="P10" style:family="paragraph" style:parent-style-name="Standard">
      <style:text-properties style:font-name="Calibri" fo:font-size="12pt" officeooo:paragraph-rsid="00271211" style:font-size-asian="12pt" style:font-size-complex="12pt"/>
    </style:style>
    <style:style style:name="P11" style:family="paragraph" style:parent-style-name="Standard">
      <style:text-properties style:font-name="Calibri" fo:font-size="12pt" fo:language="es" fo:country="ES" officeooo:paragraph-rsid="00271211" style:font-size-asian="12pt" style:font-size-complex="12pt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1211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1211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1211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71211" style:text-blinking="false" fo:background-color="transparent" loext:padding="0cm" loext:border="none"/>
    </style:style>
    <style:style style:name="P16" style:family="paragraph" style:parent-style-name="Standard">
      <style:text-properties officeooo:paragraph-rsid="00271211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71211" style:font-size-asian="24pt" style:font-weight-asian="bold" style:font-size-complex="24pt" style:font-weight-complex="bold"/>
    </style:style>
    <style:style style:name="P18" style:family="paragraph" style:parent-style-name="Standard" style:master-page-name="First_20_Page">
      <style:paragraph-properties style:page-number="auto"/>
      <style:text-properties officeooo:paragraph-rsid="00271211"/>
    </style:style>
    <style:style style:name="P19" style:family="paragraph" style:parent-style-name="Text_20_body" style:list-style-name="L1">
      <style:text-properties fo:language="es" fo:country="ES" officeooo:rsid="001a5cfd" officeooo:paragraph-rsid="001a5cfd"/>
    </style:style>
    <style:style style:name="P20" style:family="paragraph" style:parent-style-name="Text_20_body" style:list-style-name="L2">
      <style:text-properties fo:language="es" fo:country="ES"/>
    </style:style>
    <style:style style:name="P21" style:family="paragraph" style:parent-style-name="Text_20_body" style:list-style-name="L2">
      <style:text-properties fo:language="es" fo:country="ES" officeooo:rsid="001d178e" officeooo:paragraph-rsid="001d178e"/>
    </style:style>
    <style:style style:name="P22" style:family="paragraph" style:parent-style-name="Text_20_body" style:list-style-name="L3">
      <style:text-properties fo:language="es" fo:country="ES" officeooo:paragraph-rsid="001d178e"/>
    </style:style>
    <style:style style:name="P23" style:family="paragraph" style:parent-style-name="Text_20_body" style:list-style-name="L3">
      <style:text-properties fo:language="es" fo:country="ES" officeooo:rsid="002090ba" officeooo:paragraph-rsid="002090ba"/>
    </style:style>
    <style:style style:name="P24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5" style:family="paragraph" style:parent-style-name="Text_20_body" style:list-style-name="L1">
      <style:text-properties fo:language="en" fo:country="US" officeooo:rsid="001a5cfd" officeooo:paragraph-rsid="001a5cfd"/>
    </style:style>
    <style:style style:name="P26" style:family="paragraph" style:parent-style-name="Text_20_body" style:list-style-name="L1">
      <style:text-properties fo:language="en" fo:country="US" officeooo:rsid="002090ba" officeooo:paragraph-rsid="002090ba"/>
    </style:style>
    <style:style style:name="P27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8be16"/>
    </style:style>
    <style:style style:name="T3" style:family="text">
      <style:text-properties fo:color="#999966" loext:opacity="100%" officeooo:rsid="002a3b3e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178e" style:font-style-asian="italic" style:font-style-complex="italic"/>
    </style:style>
    <style:style style:name="T7" style:family="text">
      <style:text-properties fo:font-style="italic" officeooo:rsid="001e8386" style:font-style-asian="italic" style:font-style-complex="italic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71211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71211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officeooo:rsid="001e8386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officeooo:rsid="002332ea"/>
    </style:style>
    <style:style style:name="T1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6"/>
          <text:p text:style-name="P6">Computer Systems</text:p>
          <text:p text:style-name="P6">CFGS DAW</text:p>
        </draw:text-box>
      </draw:frame>
      <text:p text:style-name="P18"/>
      <text:p text:style-name="P16"/>
      <text:p text:style-name="P16"/>
      <text:p text:style-name="P16"/>
      <text:p text:style-name="P17"><text:span text:style-name="T9">Computer Systems – </text:span><text:span text:style-name="T10">Glossary – Part 2</text:span><text:span text:style-name="T11"><text:line-break/></text:span><text:span text:style-name="T12">UD 0</text:span><text:span text:style-name="T13">7</text:span><text:span text:style-name="T12">. </text:span><text:span text:style-name="T16"><text:user-field-get text:name="Tema">Windows administration</text:user-field-get></text:span></text:p>
      <text:p text:style-name="P15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3">Sergio García / Alfredo Oltra</text:p>
      <text:p text:style-name="P1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8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14">20<text:span text:style-name="T18">22</text:span>/20<text:span text:style-name="T19">2</text:span><text:span text:style-name="T18">3</text:span></text:p>
      <text:p text:style-name="P9"><text:tab/><text:tab/><text:tab/><text:tab/><text:tab/><text:tab/><text:tab/><text:tab/><text:tab/><text:tab/>Versión:<text:date style:data-style-name="N105" text:date-value="2022-07-29T20:54:08.867999785">220729</text:date>.<text:time style:data-style-name="N104" text:time-value="2022-07-29T20:54:08.868999956">2053</text:time></text:p>
      <text:p text:style-name="P10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0<text:user-field-get text:name="NumeroTema">7</text:user-field-get>. <text:user-field-get text:name="Tema">Windows administration</text:user-field-get></text:p>
      <text:h text:style-name="Heading_20_1" text:outline-level="1">Vocabulary</text:h>
      <text:p text:style-name="Text_20_body">General:</text:p>
      <text:list xml:id="list4001467162" text:style-name="L1">
        <text:list-item>
          <text:p text:style-name="P19"><text:span text:style-name="T15">specs</text:span>: <text:span text:style-name="T15">especificaciones.</text:span></text:p>
        </text:list-item>
        <text:list-item>
          <text:p text:style-name="P19"><text:span text:style-name="T15">tab</text:span>: <text:span text:style-name="T15">pestaña (de software)</text:span></text:p>
        </text:list-item>
        <text:list-item>
          <text:p text:style-name="P25"><text:span text:style-name="T15">environment</text:span>: <text:span text:style-name="T15">entorno</text:span></text:p>
        </text:list-item>
        <text:list-item>
          <text:p text:style-name="P25"><text:span text:style-name="T15">performance</text:span>: <text:span text:style-name="T15">rendimiento</text:span></text:p>
        </text:list-item>
        <text:list-item>
          <text:p text:style-name="P25"><text:span text:style-name="T15">device</text:span>: di<text:span text:style-name="T15">spositivo</text:span></text:p>
        </text:list-item>
        <text:list-item>
          <text:p text:style-name="P26">driver: controlador</text:p>
        </text:list-item>
        <text:list-item>
          <text:p text:style-name="P26">Enable/disable: habilitar/deshabilitar</text:p>
          <text:list>
            <text:list-item>
              <text:list>
                <text:list-header>
                  <text:p text:style-name="P27"/>
                </text:list-header>
              </text:list>
            </text:list-item>
          </text:list>
        </text:list-item>
      </text:list>
      <text:p text:style-name="P7"/>
      <text:p text:style-name="P3">Verbos:</text:p>
      <text:list xml:id="list3998956003" text:style-name="L2">
        <text:list-item>
          <text:p text:style-name="P20"><text:span text:style-name="T5">to </text:span><text:span text:style-name="T7">shrink</text:span><text:span text:style-name="T5">: </text:span><text:span text:style-name="T7">encoger</text:span></text:p>
        </text:list-item>
        <text:list-item>
          <text:p text:style-name="P21"><text:span text:style-name="T6">t</text:span><text:span text:style-name="T5">o </text:span><text:span text:style-name="T7">expand</text:span><text:span text:style-name="T5">: </text:span><text:span text:style-name="T7">expandir</text:span></text:p>
        </text:list-item>
      </text:list>
      <text:list xml:id="list3914255026" text:style-name="L3">
        <text:list-item>
          <text:p text:style-name="P22"><text:span text:style-name="T5">to </text:span><text:span text:style-name="T7">monitor</text:span><text:span text:style-name="T5">:</text:span><text:span text:style-name="T6"> </text:span><text:span text:style-name="T7">monitorizar</text:span></text:p>
        </text:list-item>
        <text:list-item>
          <text:p text:style-name="P23"><text:span text:style-name="T7">t</text:span><text:span text:style-name="T5">o cipher: cifrar</text:span></text:p>
          <text:p text:style-name="P24"><text:s/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date-style style:name="N20121" number:language="en" number:country="U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a3b3e"/>
    </style:style>
    <style:style style:name="MT3" style:family="text">
      <style:text-properties fo:color="#999966" loext:opacity="100%" officeooo:rsid="0028be16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28M36S</meta:editing-duration>
    <meta:editing-cycles>33</meta:editing-cycles>
    <meta:generator>LibreOffice/7.3.2.2$Windows_X86_64 LibreOffice_project/49f2b1bff42cfccbd8f788c8dc32c1c309559be0</meta:generator>
    <meta:initial-creator>Alfredo Oltra Orengo</meta:initial-creator>
    <dc:date>2022-07-29T20:54:08.659000000</dc:date>
    <meta:document-statistic meta:table-count="0" meta:image-count="1" meta:object-count="0" meta:page-count="2" meta:paragraph-count="29" meta:word-count="84" meta:character-count="624" meta:non-whitespace-character-count="563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